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paragraph-properties fo:text-align="justify"/>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fo:margin-bottom="0.0972in" fo:line-height="115%"/>
      <style:text-properties style:font-name="Times" fo:font-size="12.0pt"/>
    </style:style>
    <style:style style:name="P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style:style>
    <style:style style:name="P6"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7"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SYNOPSIS OF THE B.Tech. (CSE) III Year PROJECT for SE Lab (18B17CI672) </text:span></text:p>
      <text:p text:style-name="P2"/>
      <text:p text:style-name="P2"><text:span text:style-name="T1">Tentative Title of Project: VizShare</text:span>: WebRTC-Based Communication Platform <text:span text:style-name="T1"><text:s/></text:span></text:p>
      <text:p text:style-name="P2"><text:span text:style-name="T1"/></text:p>
      <text:p text:style-name="P2"><text:span text:style-name="T1"/></text:p>
      <text:p text:style-name="P2"><text:span text:style-name="T1">Team No.: B7B8-15</text:span></text:p>
      <text:p text:style-name="P2"><text:span text:style-name="T1"/></text:p>
      <text:p text:style-name="P2"><text:span text:style-name="T1">Name:<text:tab/><text:s/></text:span>Mridul Sharma<text:tab/><text:tab/><text:tab/><text:span text:style-name="T1">Er. No.: </text:span>221b242</text:p>
      <text:p text:style-name="P2"><text:span text:style-name="T1">Email: </text:span>mridulsharma1810@gmail.com</text:p>
      <text:p text:style-name="P2"><text:span text:style-name="T1">Ph. Number: </text:span>8630679553 <text:span text:style-name="T1"><text:s text:c="56"/><text:tab/><text:tab/><text:tab/>Signatures</text:span></text:p>
      <text:p text:style-name="P2"><text:span text:style-name="T1"/></text:p>
      <text:p text:style-name="P2"><text:span text:style-name="T1"/></text:p>
      <text:p text:style-name="P2"><text:span text:style-name="T1">Problem Formulation:</text:span></text:p>
      <text:p text:style-name="P2">This project aims to build a responsive web application using the MERN stack and WebRTC, enabling real-time video communication and screen sharing, while <text:span text:style-name="T1">providing users with greater customization</text:span><text:s/>and <text:span text:style-name="T1">more control over their interaction history</text:span>. </text:p>
      <text:p text:style-name="P2"><text:span text:style-name="T1"/></text:p>
      <text:p text:style-name="P2"><text:span text:style-name="T1">Key words- </text:span>WebRTC, MERN stack, Real-Time Communication, Video Calls, Screen Sharing. </text:p>
      <text:p text:style-name="P2"/>
      <text:p text:style-name="P2"><text:span text:style-name="T1">Objectives/Aim- </text:span>To build a responsive web application using WebRTC and the MERN stack that facilitates real-time video communication and screen sharing, catering to both individual and group interactions. <text:span text:style-name="T1"><text:tab/><text:s/></text:span></text:p>
      <text:p text:style-name="P2"/>
      <text:p text:style-name="P2"><text:span text:style-name="T1">Description (not more than 100 words)- </text:span></text:p>
      <text:p text:style-name="P2"><text:span text:style-name="T1"/></text:p>
      <text:p text:style-name="P2">This project focuses on developing a web-based platform that allows users to establish real-time video communication and share their screens seamlessly. Built using the MERN stack and WebRTC technology, the application will ensure low-latency, high-quality video streaming. It will include features like user authentication, room creation for video calls, and compatibility with multiple devices. The goal is to deliver an intuitive, secure, and scalable communication solution.<text:span text:style-name="T1"><text:s/>A common problem addressed is providing more control over customizations and granting owners full rights to manage the storage and access of interaction history. </text:span></text:p>
      <text:p text:style-name="P2"><text:span text:style-name="T1"><text:tab/></text:span></text:p>
      <text:p text:style-name="P2"><text:span text:style-name="T1"/></text:p>
      <text:p text:style-name="P3"><text:span text:style-name="T1">Technical Details:</text:span></text:p>
      <text:p text:style-name="P3"><text:span text:style-name="T1">Details of Methodology/ Approach of Development- </text:span></text:p>
      <text:p text:style-name="P4"><text:span text:style-name="T1">Frontend Development:</text:span></text:p>
      <text:list text:style-name="L1">
        <text:list-item>
          <text:p text:style-name="P5">Develop a responsive UI with React.js for managing video call interfaces and room controls.</text:p>
        </text:list-item>
        <text:list-item>
          <text:p text:style-name="P5">Use WebRTC APIs for video streaming and screen-sharing integration.</text:p>
        </text:list-item>
        <text:list-item>
          <text:p text:style-name="P5">Integrate Context API or Redux for state management.</text:p>
        </text:list-item>
      </text:list>
      <text:p text:style-name="P3"><text:span text:style-name="T1">Backend Development:</text:span></text:p>
      <text:list text:style-name="L1">
        <text:list-item>
          <text:p text:style-name="P6">Use Node.js and Express.js to create APIs for user authentication and room/session management.</text:p>
        </text:list-item>
        <text:list-item>
          <text:p text:style-name="P6">Implement signaling through WebRTC using WebSockets (e.g., Socket.IO) to establish peer-to-peer connections.</text:p>
        </text:list-item>
      </text:list>
      <text:p text:style-name="P3"><text:span text:style-name="T1">Real-Time Communication:</text:span></text:p>
      <text:list text:style-name="L1">
        <text:list-item>
          <text:p text:style-name="P6">Use WebRTC protocols for video, audio, and screen-sharing streams.</text:p>
        </text:list-item>
      </text:list>
      <text:p text:style-name="P3"><text:span text:style-name="T1">Database :</text:span></text:p>
      <text:list text:style-name="L1">
        <text:list-item>
          <text:p text:style-name="P6">Use MongoDB to manage user data, session metadata, and call history.</text:p>
        </text:list-item>
        <text:list-item>
          <text:p text:style-name="P6"/>
        </text:list-item>
      </text:list>
      <text:p text:style-name="P3"><text:span text:style-name="T1">Tools/ Languages to be used – </text:span></text:p>
      <text:p text:style-name="P3"/>
      <text:list text:style-name="L1">
        <text:list-item>
          <text:p text:style-name="P5"><text:span text:style-name="T1">Frontend:</text:span><text:s/>React.js, HTML, CSS, JavaScript.</text:p>
        </text:list-item>
        <text:list-item>
          <text:p text:style-name="P5"><text:span text:style-name="T1">Backend:</text:span><text:s/>Node.js, Express.js.</text:p>
        </text:list-item>
        <text:list-item>
          <text:p text:style-name="P5"><text:span text:style-name="T1">Database:</text:span><text:s/>MongoDB.</text:p>
        </text:list-item>
        <text:list-item>
          <text:p text:style-name="P5"><text:span text:style-name="T1">Real-Time Communication:</text:span><text:s/>WebRTC, Socket.IO</text:p>
        </text:list-item>
        <text:list-item>
          <text:p text:style-name="P7"><text:span text:style-name="T1">Other Tools:</text:span><text:s/>Postman (API testing), Git/GitHub (version contr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4</meta:generator>
  </office:meta>
</office:document-meta>
</file>